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objectwithoutfill">
      <style:graphic-properties svg:stroke-width="0.152cm" svg:stroke-color="#fdc578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svg:stroke-color="#7da7d8" draw:fill="none" draw:fill-color="#729fcf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svg:stroke-color="#72bf44" draw:fill="none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width="0.152cm" svg:stroke-color="#000000" draw:fill="none" draw:fill-color="#ffffff" fo:min-height="1.737cm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9" style:family="graphic" style:parent-style-name="objectwithoutfill">
      <style:graphic-properties svg:stroke-width="0.152cm" svg:stroke-color="#ef413d" draw:marker-end="Arrow" draw:marker-end-width="0.456cm" draw:fill="none" draw:textarea-vertical-align="middle" fo:padding-top="0.201cm" fo:padding-bottom="0.201cm" fo:padding-left="0.326cm" fo:padding-right="0.3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729fcf"/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color="#72bf44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fo:color="#72bf44" fo:font-size="22pt" fo:font-weight="bold" style:font-size-asian="22pt" style:font-weight-asian="bold" style:font-size-complex="22pt" style:font-weight-complex="bold"/>
    </style:style>
    <style:style style:name="P8" style:family="paragraph">
      <style:text-properties fo:color="#fdc578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fdc578" fo:font-weight="bold" style:font-weight-asian="bold" style:font-weight-complex="bold"/>
    </style:style>
    <style:style style:name="P10" style:family="paragraph">
      <style:text-properties fo:color="#7da7d8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7da7d8"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  <style:text-properties fo:color="#7da7d8" fo:font-weight="bold" style:font-weight-asian="bold" style:font-weight-complex="bold"/>
    </style:style>
    <style:style style:name="P13" style:family="paragraph">
      <style:text-properties fo:color="#ed1c24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ed1c24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2bf44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4.302cm" svg:x2="2.905cm" svg:y2="18.018cm">
          <text:p/>
        </draw:line>
        <draw:line draw:style-name="gr1" draw:text-style-name="P1" draw:layer="layout" svg:x1="1.889cm" svg:y1="17.002cm" svg:x2="21.574cm" svg:y2="17.002cm">
          <text:p/>
        </draw:line>
        <draw:frame draw:style-name="gr2" draw:text-style-name="P2" draw:layer="layout" svg:width="1.907cm" svg:height="0.962cm" svg:x="3.667cm" svg:y="17.552cm">
          <draw:text-box>
            <text:p><text:span text:style-name="T1">2020</text:span></text:p>
          </draw:text-box>
        </draw:frame>
        <draw:frame draw:style-name="gr3" draw:text-style-name="P2" draw:layer="layout" svg:width="1.907cm" svg:height="0.962cm" svg:x="8.745cm" svg:y="17.552cm">
          <draw:text-box>
            <text:p text:style-name="P3">2021</text:p>
          </draw:text-box>
        </draw:frame>
        <draw:frame draw:style-name="gr2" draw:text-style-name="P2" draw:layer="layout" svg:width="1.907cm" svg:height="0.962cm" svg:x="13.698cm" svg:y="17.552cm">
          <draw:text-box>
            <text:p text:style-name="P3">2022</text:p>
          </draw:text-box>
        </draw:frame>
        <draw:frame draw:style-name="gr2" draw:text-style-name="P2" draw:layer="layout" svg:width="1.907cm" svg:height="0.962cm" svg:x="18.27cm" svg:y="17.552cm">
          <draw:text-box>
            <text:p text:style-name="P3">2023</text:p>
          </draw:text-box>
        </draw:frame>
        <draw:line draw:style-name="gr4" draw:text-style-name="P4" draw:layer="layout" svg:x1="3.667cm" svg:y1="16.367cm" svg:x2="8.366cm" svg:y2="14.843cm">
          <text:p/>
        </draw:line>
        <draw:line draw:style-name="gr5" draw:text-style-name="P5" draw:layer="layout" svg:x1="7.604cm" svg:y1="16.621cm" svg:x2="12.43cm" svg:y2="14.589cm">
          <text:p/>
        </draw:line>
        <draw:connector draw:style-name="gr6" draw:text-style-name="P4" draw:layer="layout" draw:type="curve" draw:line-skew="-0.117cm" svg:x1="3.681cm" svg:y1="16.652cm" svg:x2="21.138cm" svg:y2="14.524cm" svg:d="M3681 16652c12918 0 4190-2128 17457-2128" svg:viewBox="0 0 17458 2129">
          <text:p/>
        </draw:connector>
        <draw:frame draw:style-name="gr7" draw:text-style-name="P7" draw:layer="layout" svg:width="8.89cm" svg:height="2.139cm" svg:x="14.335cm" svg:y="13.319cm">
          <draw:text-box>
            <text:p text:style-name="P6"><text:span text:style-name="T2">21K deaths per month</text:span></text:p>
          </draw:text-box>
        </draw:frame>
        <draw:frame draw:style-name="gr8" draw:text-style-name="P9" draw:layer="layout" svg:width="2.665cm" svg:height="1.825cm" svg:x="4.175cm" svg:y="13.319cm">
          <draw:text-box>
            <text:p text:style-name="P8">COVID</text:p>
            <text:p text:style-name="P8">starts</text:p>
          </draw:text-box>
        </draw:frame>
        <draw:frame draw:style-name="gr8" draw:text-style-name="P11" draw:layer="layout" svg:width="4.536cm" svg:height="1.825cm" svg:x="8.493cm" svg:y="12.811cm">
          <draw:text-box>
            <text:p text:style-name="P10">Vaccinations</text:p>
            <text:p text:style-name="P10">start</text:p>
          </draw:text-box>
        </draw:frame>
        <draw:connector draw:style-name="gr9" draw:text-style-name="P12" draw:layer="layout" draw:type="curve" draw:line-skew="-0.584cm" svg:x1="8.657cm" svg:y1="16.508cm" svg:x2="21.943cm" svg:y2="5.148cm" svg:d="M8657 16508c9088 0 2446-11360 13286-11360" svg:viewBox="0 0 13287 11361">
          <text:p/>
        </draw:connector>
        <draw:frame draw:style-name="gr8" draw:text-style-name="P14" draw:layer="layout" svg:width="9.235cm" svg:height="1.271cm" svg:x="13.065cm" svg:y="3.667cm">
          <draw:text-box>
            <text:p text:style-name="P13"><text:span text:style-name="T3">100K deaths per mon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8T18:58:44.415699307</meta:creation-date>
    <dc:date>2022-02-18T19:14:13.769786190</dc:date>
    <meta:editing-duration>PT15M28S</meta:editing-duration>
    <meta:editing-cycles>4</meta:editing-cycles>
    <meta:generator>LibreOffice/6.0.7.3$Linux_X86_64 LibreOffice_project/00m0$Build-3</meta:generator>
    <meta:document-statistic meta:object-count="14"/>
  </office:meta>
</office:document-meta>
</file>